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/>
  </office:font-face-decls>
  <office:automatic-styles>
    <style:style style:name="co1" style:family="table-column">
      <style:table-column-properties style:column-width="21.167mm" fo:break-before="auto"/>
    </style:style>
    <style:style style:name="ro1" style:family="table-row">
      <style:table-row-properties style:row-height="4.23mm" style:use-optimal-row-height="true" fo:break-before="auto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// </text:p>
          </table:table-cell>
          <table:table-cell table:number-columns-repeated="4"/>
        </table:table-row>
        <table:table-row table:style-name="ro1">
          <table:table-cell office:value-type="string">
            <text:p>// Example data file for Orient 3 (Vollmer, 2015)</text:p>
          </table:table-cell>
          <table:table-cell table:number-columns-repeated="4"/>
        </table:table-row>
        <table:table-row table:style-name="ro1">
          <table:table-cell office:value-type="string">
            <text:p>// </text:p>
          </table:table-cell>
          <table:table-cell table:number-columns-repeated="4"/>
        </table:table-row>
        <table:table-row table:style-name="ro1">
          <table:table-cell office:value-type="string">
            <text:p>// Vly Bedding and Fold Axes</text:p>
          </table:table-cell>
          <table:table-cell table:number-columns-repeated="4"/>
        </table:table-row>
        <table:table-row table:style-name="ro1">
          <table:table-cell office:value-type="string">
            <text:p>// 7 fold axes and 56 bedding planes measured from a fold in Ordovician graywacke, Vly </text:p>
          </table:table-cell>
          <table:table-cell table:number-columns-repeated="4"/>
        </table:table-row>
        <table:table-row table:style-name="ro1">
          <table:table-cell office:value-type="string">
            <text:p>// Creek, Albany County, New York (Vollmer, 1981).</text:p>
          </table:table-cell>
          <table:table-cell table:number-columns-repeated="4"/>
        </table:table-row>
        <table:table-row table:style-name="ro1">
          <table:table-cell office:value-type="string">
            <text:p>// </text:p>
          </table:table-cell>
          <table:table-cell table:number-columns-repeated="4"/>
        </table:table-row>
        <table:table-row table:style-name="ro1">
          <table:table-cell office:value-type="string">
            <text:p>// Vollmer, F.W., 1981, Structural studies of the Ordovician flysch and melange in </text:p>
          </table:table-cell>
          <table:table-cell table:number-columns-repeated="4"/>
        </table:table-row>
        <table:table-row table:style-name="ro1">
          <table:table-cell office:value-type="string">
            <text:p>// Albany County, New York: M.S. Thesis, State University of New York at Albany, </text:p>
          </table:table-cell>
          <table:table-cell table:number-columns-repeated="4"/>
        </table:table-row>
        <table:table-row table:style-name="ro1">
          <table:table-cell office:value-type="string">
            <text:p>// Advisor W.D. Means, 151 p.</text:p>
          </table:table-cell>
          <table:table-cell table:number-columns-repeated="4"/>
        </table:table-row>
        <table:table-row table:style-name="ro1">
          <table:table-cell office:value-type="string">
            <text:p>// </text:p>
          </table:table-cell>
          <table:table-cell table:number-columns-repeated="4"/>
        </table:table-row>
        <table:table-row table:style-name="ro1">
          <table:table-cell office:value-type="string">
            <text:p>// -------------------------------------------------------------------------------------</text:p>
          </table:table-cell>
          <table:table-cell table:number-columns-repeated="4"/>
        </table:table-row>
        <table:table-row table:style-name="ro1">
          <table:table-cell office:value-type="string">
            <text:p>Strike</text:p>
          </table:table-cell>
          <table:table-cell office:value-type="string">
            <text:p>Dip</text:p>
          </table:table-cell>
          <table:table-cell office:value-type="string">
            <text:p>Trend</text:p>
          </table:table-cell>
          <table:table-cell office:value-type="string">
            <text:p>Plunge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179.0</text:p>
          </table:table-cell>
          <table:table-cell office:value-type="string">
            <text:p>2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3.0</text:p>
          </table:table-cell>
          <table:table-cell office:value-type="string">
            <text:p>2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1.0</text:p>
          </table:table-cell>
          <table:table-cell office:value-type="string">
            <text:p>2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8.0</text:p>
          </table:table-cell>
          <table:table-cell office:value-type="string">
            <text:p>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0.0</text:p>
          </table:table-cell>
          <table:table-cell office:value-type="string">
            <text:p>1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21.0</text:p>
          </table:table-cell>
          <table:table-cell office:value-type="string">
            <text:p>3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.0</text:p>
          </table:table-cell>
          <table:table-cell office:value-type="string">
            <text:p>4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.0</text:p>
          </table:table-cell>
          <table:table-cell office:value-type="string">
            <text:p>4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1.0</text:p>
          </table:table-cell>
          <table:table-cell office:value-type="string">
            <text:p>3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93.0</text:p>
          </table:table-cell>
          <table:table-cell office:value-type="string">
            <text:p>5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20.0</text:p>
          </table:table-cell>
          <table:table-cell office:value-type="string">
            <text:p>3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20.0</text:p>
          </table:table-cell>
          <table:table-cell office:value-type="string">
            <text:p>27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62.0</text:p>
          </table:table-cell>
          <table:table-cell office:value-type="string">
            <text:p>4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7.0</text:p>
          </table:table-cell>
          <table:table-cell office:value-type="string">
            <text:p>24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92.0</text:p>
          </table:table-cell>
          <table:table-cell office:value-type="string">
            <text:p>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2.0</text:p>
          </table:table-cell>
          <table:table-cell office:value-type="string">
            <text:p>1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93.0</text:p>
          </table:table-cell>
          <table:table-cell office:value-type="string">
            <text:p>6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2.0</text:p>
          </table:table-cell>
          <table:table-cell office:value-type="string">
            <text:p>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5.0</text:p>
          </table:table-cell>
          <table:table-cell office:value-type="string">
            <text:p>3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1.0</text:p>
          </table:table-cell>
          <table:table-cell office:value-type="string">
            <text:p>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9.0</text:p>
          </table:table-cell>
          <table:table-cell office:value-type="string">
            <text:p>17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8.0</text:p>
          </table:table-cell>
          <table:table-cell office:value-type="string">
            <text:p>14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9.0</text:p>
          </table:table-cell>
          <table:table-cell office:value-type="string">
            <text:p>9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4.0</text:p>
          </table:table-cell>
          <table:table-cell office:value-type="string">
            <text:p>24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5.0</text:p>
          </table:table-cell>
          <table:table-cell office:value-type="string">
            <text:p>2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1.0</text:p>
          </table:table-cell>
          <table:table-cell office:value-type="string">
            <text:p>2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4.0</text:p>
          </table:table-cell>
          <table:table-cell office:value-type="string">
            <text:p>2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4.0</text:p>
          </table:table-cell>
          <table:table-cell office:value-type="string">
            <text:p>27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6.0</text:p>
          </table:table-cell>
          <table:table-cell office:value-type="string">
            <text:p>67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3.0</text:p>
          </table:table-cell>
          <table:table-cell office:value-type="string">
            <text:p>6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0.0</text:p>
          </table:table-cell>
          <table:table-cell office:value-type="string">
            <text:p>7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6.0</text:p>
          </table:table-cell>
          <table:table-cell office:value-type="string">
            <text:p>9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5.0</text:p>
          </table:table-cell>
          <table:table-cell office:value-type="string">
            <text:p>6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2.0</text:p>
          </table:table-cell>
          <table:table-cell office:value-type="string">
            <text:p>5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8.0</text:p>
          </table:table-cell>
          <table:table-cell office:value-type="string">
            <text:p>5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3.0</text:p>
          </table:table-cell>
          <table:table-cell office:value-type="string">
            <text:p>5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5.0</text:p>
          </table:table-cell>
          <table:table-cell office:value-type="string">
            <text:p>8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9.0</text:p>
          </table:table-cell>
          <table:table-cell office:value-type="string">
            <text:p>7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92.0</text:p>
          </table:table-cell>
          <table:table-cell office:value-type="string">
            <text:p>2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5.0</text:p>
          </table:table-cell>
          <table:table-cell office:value-type="string">
            <text:p>2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97.0</text:p>
          </table:table-cell>
          <table:table-cell office:value-type="string">
            <text:p>1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3.0</text:p>
          </table:table-cell>
          <table:table-cell office:value-type="string">
            <text:p>1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4.0</text:p>
          </table:table-cell>
          <table:table-cell office:value-type="string">
            <text:p>1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8.0</text:p>
          </table:table-cell>
          <table:table-cell office:value-type="string">
            <text:p>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1.0</text:p>
          </table:table-cell>
          <table:table-cell office:value-type="string">
            <text:p>1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7.0</text:p>
          </table:table-cell>
          <table:table-cell office:value-type="string">
            <text:p>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80.0</text:p>
          </table:table-cell>
          <table:table-cell office:value-type="string">
            <text:p>2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48.0</text:p>
          </table:table-cell>
          <table:table-cell office:value-type="string">
            <text:p>9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65.0</text:p>
          </table:table-cell>
          <table:table-cell office:value-type="string">
            <text:p>5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4.0</text:p>
          </table:table-cell>
          <table:table-cell office:value-type="string">
            <text:p>8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171.0</text:p>
          </table:table-cell>
          <table:table-cell office:value-type="string">
            <text:p>17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35.0</text:p>
          </table:table-cell>
          <table:table-cell office:value-type="string">
            <text:p>6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27.0</text:p>
          </table:table-cell>
          <table:table-cell office:value-type="string">
            <text:p>8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8.0</text:p>
          </table:table-cell>
          <table:table-cell office:value-type="string">
            <text:p>4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0.0</text:p>
          </table:table-cell>
          <table:table-cell office:value-type="string">
            <text:p>7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>3.0</text:p>
          </table:table-cell>
          <table:table-cell office:value-type="string">
            <text:p>67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0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7.0</text:p>
          </table:table-cell>
          <table:table-cell office:value-type="string">
            <text:p>5.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6.0</text:p>
          </table:table-cell>
          <table:table-cell office:value-type="string">
            <text:p>2.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3.0</text:p>
          </table:table-cell>
          <table:table-cell office:value-type="string">
            <text:p>5.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7.0</text:p>
          </table:table-cell>
          <table:table-cell office:value-type="string">
            <text:p>7.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3.0</text:p>
          </table:table-cell>
          <table:table-cell office:value-type="string">
            <text:p>14.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.0</text:p>
          </table:table-cell>
          <table:table-cell office:value-type="string">
            <text:p>1.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40.0</text:p>
          </table:table-cell>
          <table:table-cell office:value-type="string">
            <text:p>28.0</text:p>
          </table:table-cell>
          <table:table-cell office:value-type="string">
            <text:p>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xmlns:v="urn:schemas-microsoft-com:vml">
  <office:font-face-decls>
    <office:font-face-decls>
      <style:font-face style:name="Arial" svg:font-family="Arial"/>
    </office:font-face-decls>
  </office:font-face-decls>
  <office:styles>
    <style:style style:name="Default" style:family="table-cell">
      <style:text-properties style:font-name="Arial" fo:font-size="10.0"/>
    </style:style>
  </office:styles>
  <office:automatic-styles>
    <style:page-layout style:name="pm1">
      <style:page-layout-properties fo:margin-top="1.25cm" fo:margin-bottom="1.25cm" fo:margin-left="1.905cm" fo:margin-right="1.90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FPSpreadsheet Library</meta:generator>
    <meta:document-statistic/>
  </office:meta>
</office:document-meta>
</file>